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76b3" officeooo:paragraph-rsid="001176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eadsheet program breakdown</text:p>
      <text:p text:style-name="P1"/>
      <text:p text:style-name="P1">use openpyxl to look at customer name column and product ordered column</text:p>
      <text:p text:style-name="P1"/>
      <text:p text:style-name="P1">use regex to look for a specific name in product column and count how many times that specific customer ordered that brand</text:p>
      <text:p text:style-name="P1"><text:tab/>-use regex to look for repeating brand names ordered by a cust more than 4 times</text:p>
      <text:p text:style-name="P1"><text:tab/>-use regex to look for keywords like paper and see which customers are not “brand loyal”</text:p>
      <text:p text:style-name="P1"/>
      <text:p text:style-name="P1">use openpy and string manipulation to see common product description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21:16:31.320899139</meta:creation-date>
    <dc:date>2017-02-05T21:21:10.363803065</dc:date>
    <meta:editing-duration>P0D</meta:editing-duration>
    <meta:editing-cycles>1</meta:editing-cycles>
    <meta:document-statistic meta:table-count="0" meta:image-count="0" meta:object-count="0" meta:page-count="1" meta:paragraph-count="6" meta:word-count="79" meta:character-count="462" meta:non-whitespace-character-count="387"/>
    <meta:generator>LibreOffice/4.2.6.3$Linux_X86_64 LibreOffice_project/420m0$Build-3</meta:generator>
  </office:meta>
</office:document-meta>
</file>